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3" svg:font-family="Tahoma"/>
    <style:font-face style:name="F" svg:font-family="" style:font-family-generic="roman"/>
    <style:font-face style:name="Tahoma" svg:font-family="Tahoma" style:font-family-generic="swiss"/>
    <style:font-face style:name="Times New Roman" svg:font-family="'Times New Roman'" style:font-family-generic="roman" style:font-pitch="variable"/>
    <style:font-face style:name="Andale Sans UI1" svg:font-family="'Andale Sans UI', 'Arial Unicode MS'" style:font-family-generic="swiss"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automatic-styles>
    <style:style style:name="P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b03d9"/>
    </style:style>
    <style:style style:name="T2" style:family="text">
      <style:text-properties fo:font-variant="normal" fo:text-transform="none" fo:color="#000000"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orem ipsum dolor sit amet, consectetuer adipiscing elit. Aenean commodo ligula eget dolor. Aenean massa. Cum sociis natoque penatibus et magnis dis parturient montes, nascetur ridiculus mus. Donec quam felis, ultricies nec,<office:annotation><dc:creator>&lt;анонимный&gt;</dc:creator><dc:date>2017-11-30T14:18:15.476000000</dc:date><text:p text:style-name="P2"><text:span text:style-name="T3">No text comment before </text:span><text:span text:style-name="T2">dramatically changed</text:span><text:span text:style-name="T3"> text and after a little bit changed text</text:span></text:p></office:annotation>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text:p>
      <text:p text:style-name="Text_20_body">Aenean vulputate eleifend tellus. Aenean leo ligula, porttitor eu, consequat vitae, eleifend ac, enim. Aliquam lorem ante, dapibus in, viverra quis, feugiat a, tellus. Phasellus viverra nulla ut metus varius laoreet. Quisque rutrum.<office:annotation><dc:creator>&lt;анонимный&gt;</dc:creator><dc:date>2017-11-30T14:18:52.416000000</dc:date><text:p text:style-name="P2"><text:span text:style-name="T3">No text comment after dramatically changed text and before a little bit changed text</text:span></text:p></office:annotation>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text:p>
      <text:p text:style-name="Text_20_body">Maecenas nec odio et ante tincidunt tempus. Donec vitae sapien ut libero venenatis faucibus. Nullam quis ante. Etiam sit amet orci eget eros faucibus tincidunt. Duis leo. Sed fringilla mauris sit amet nibh. Donec sodales sagittis magna.<office:annotation><dc:creator>&lt;анонимный&gt;</dc:creator><dc:date>2017-11-30T14:21:51.043000000</dc:date><text:p text:style-name="P2"><text:span text:style-name="T3">No text comment inside </text:span><text:span text:style-name="T2">dramatically changed</text:span><text:span text:style-name="T3"> text</text:span></text:p></office:annotation> Sed consequat, leo eget bibendum sodales, augue velit cursus nunc, quis gravida magna mi a libero. Fusce vulputate eleifend sapien. Vestibulum purus quam, scelerisque ut, mollis sed, nonummy id, metus. Nullam accumsan lorem in dui. Cras ultricies mi eu turpis hendrerit fringilla.</text:p>
      <text:p text:style-name="Text_20_body"><office:annotation office:name="__Annotation__83_537465488"><dc:creator>&lt;анонимный&gt;</dc:creator><dc:date>2017-11-30T14:23:58.489000000</dc:date><text:p text:style-name="P2"><text:span text:style-name="T3">Comment on deleted text</text:span></text:p></office:annotation>Vestibulum ante ipsum primis in faucibus orci luctus et ultrices posuere cubilia Curae; In ac dui quis mi consectetuer lacinia. Nam pretium turpis et arcu. Duis arcu tortor, suscipit eget, imperdiet nec, imperdiet iaculis, ipsum. Sed aliquam ultrices mauris. Integer ante arcu, accumsan a, consectetuer eget, posuere ut, mauris. Praesent adipiscing. Phasellus ullamcorper ipsum rutrum nunc. Nunc nonummy metus. Vestibulum volutpat pretium libero. Cras id dui. Aenean ut eros et nisl sagittis vestibulum.<office:annotation-end office:name="__Annotation__83_537465488"/></text:p>
      <text:p text:style-name="Text_20_body">Nullam nulla eros, ultricies sit amet, nonummy id, imperdiet feugiat, pede. Sed lectus. Donec mollis hendrerit risus. <office:annotation office:name="__Annotation__84_537465488"><dc:creator>&lt;анонимный&gt;</dc:creator><dc:date>2017-11-30T14:24:16.864000000</dc:date><text:p text:style-name="P2"><text:span text:style-name="T3">Comment on a little bit changed text</text:span></text:p></office:annotation>Phasellus nec sem in justo pellentesque facilisis. Etiam imperdiet imperdiet orci. Nunc nec neque. Phasellus leo dolor, tempus non, auctor et, hendrerit quis, nisi. Curabitur ligula sapien, tincidunt non, euismod vitae, posuere imperdiet, leo.<office:annotation-end office:name="__Annotation__84_537465488"/> Maecenas malesuada. Praesent congue erat at massa. Sed cursus turpis vitae tortor. Donec posuere vulputate arcu. Phasellus accumsan cursus velit.</text:p>
      <text:p text:style-name="Text_20_body">Vestibulum ante ipsum primis in faucibus orci luctus et ultrices posuere cubilia Curae; Sed aliquam, nisi quis porttitor congue, elit erat euismod orci, ac placerat dolor lectus quis orci. <office:annotation office:name="__Annotation__96_537465488"><dc:creator>&lt;анонимный&gt;</dc:creator><dc:date>2017-11-30T14:25:37.543000000</dc:date><text:p text:style-name="P2"><text:span text:style-name="T3">Comment on dramatically changed text</text:span></text:p></office:annotation>Phasellus consectetuer vestibulum elit. Aenean tellus metus, bibendum sed, posuere ac, mattis non, nunc. Vestibulum fringilla pede sit amet augue.<office:annotation-end office:name="__Annotation__96_537465488"/> In turpis. Pellentesque posuere. Praesent turpis. Aenean posuere, tortor sed cursus feugiat, nunc augue blandit nunc, eu sollicitudin urna dolor sagittis lacus. Donec elit libero, sodales nec, volutpat a, suscipit non, turpis.</text:p>
      <text:p text:style-name="Text_20_body">Nullam sagittis. Suspendisse pulvinar, augue ac venenatis condimentum, sem libero volutpat nibh, nec pellentesque velit pede quis nunc. <office:annotation office:name="__Annotation__109_537465488"><dc:creator>&lt;анонимный&gt;</dc:creator><dc:date>2017-11-30T14:26:15.939000000</dc:date><text:p text:style-name="P2"><text:span text:style-name="T3">Cross comment with dramatically changed cross part 1</text:span></text:p></office:annotation>Vestibulum ante ipsum primis in faucibus orci luctus et ultrices posuere cubilia Curae; Fusce id purus. Ut varius tincidunt libero. Phasellus dolor. Maecenas vestibulum mollis diam. Pellentesque ut neque. Pellentesque habitant morbi tristique senectus et netus et malesuada fames ac turpis egestas. <office:annotation office:name="__Annotation__111_537465488"><dc:creator>&lt;анонимный&gt;</dc:creator><dc:date>2017-11-30T14:26:39.102000000</dc:date><text:p text:style-name="P1"><text:span text:style-name="T2">Cross comment with dramatically changed cross part 2</text:span></text:p></office:annotation>In dui magna, posuere eget, vestibulum et, tempor auctor, justo. In ac felis quis tortor malesuada pretium.<office:annotation-end office:name="__Annotation__109_537465488"/> Pellentesque auctor neque nec urna. Proin sapien ipsum, porta a, auctor quis, euismod ut, mi. Aenean viverra rhoncus pede. Pellentesque habitant morbi tristique senectus et netus et malesuada<office:annotation-end office:name="__Annotation__111_537465488"/> fames ac turpis egestas. Ut non enim eleifend felis pretium feugiat. Vivamus quis mi. Phasellus a est. Phasellus magna. In hac habitasse platea dictumst. Curabitur at lacus ac velit ornare lobortis. Curabitur a felis in nunc fringilla tristiqu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3" svg:font-family="Tahoma"/>
    <style:font-face style:name="F" svg:font-family="" style:font-family-generic="roman"/>
    <style:font-face style:name="Tahoma" svg:font-family="Tahoma" style:font-family-generic="swiss"/>
    <style:font-face style:name="Times New Roman" svg:font-family="'Times New Roman'" style:font-family-generic="roman" style:font-pitch="variable"/>
    <style:font-face style:name="Andale Sans UI1" svg:font-family="'Andale Sans UI', 'Arial Unicode MS'" style:font-family-generic="swiss"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7M5S</meta:editing-duration>
    <meta:editing-cycles>14</meta:editing-cycles>
    <meta:generator>LibreOffice/5.1.1.3$Windows_X86_64 LibreOffice_project/89f508ef3ecebd2cfb8e1def0f0ba9a803b88a6d</meta:generator>
    <dc:date>2017-11-30T14:26:52.152000000</dc:date>
    <meta:document-statistic meta:table-count="0" meta:image-count="0" meta:object-count="0" meta:page-count="1" meta:paragraph-count="7" meta:word-count="600" meta:character-count="4132" meta:non-whitespace-character-count="3539"/>
    <meta:user-defined meta:name="Info 1"/>
    <meta:user-defined meta:name="Info 2"/>
    <meta:user-defined meta:name="Info 3"/>
    <meta:user-defined meta:name="Info 4"/>
  </office:meta>
</office:document-meta>
</file>